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25d85"/>
    </style:style>
    <style:style style:name="P2" style:family="paragraph" style:parent-style-name="Standard">
      <style:text-properties fo:language="en" fo:country="US" officeooo:rsid="00025d85" officeooo:paragraph-rsid="00025d85"/>
    </style:style>
    <style:style style:name="P3" style:family="paragraph" style:parent-style-name="Standard">
      <style:text-properties fo:language="en" fo:country="US" officeooo:rsid="0007b684" officeooo:paragraph-rsid="0007b684"/>
    </style:style>
    <style:style style:name="P4" style:family="paragraph" style:parent-style-name="Text_20_body">
      <style:text-properties officeooo:rsid="00025d85" officeooo:paragraph-rsid="00025d85"/>
    </style:style>
    <style:style style:name="P5" style:family="paragraph" style:parent-style-name="Text_20_body">
      <style:text-properties style:font-name="Meera" fo:language="en" fo:country="US" officeooo:rsid="00025d85" officeooo:paragraph-rsid="00025d85"/>
    </style:style>
    <style:style style:name="P6" style:family="paragraph" style:parent-style-name="Text_20_body">
      <style:text-properties officeooo:rsid="0004343f" officeooo:paragraph-rsid="0004343f"/>
    </style:style>
    <style:style style:name="P7" style:family="paragraph" style:parent-style-name="Text_20_body">
      <style:text-properties officeooo:rsid="0004343f" officeooo:paragraph-rsid="0008c069"/>
    </style:style>
    <style:style style:name="P8" style:family="paragraph" style:parent-style-name="Text_20_body">
      <style:text-properties fo:language="en" fo:country="US" officeooo:rsid="00025d85" officeooo:paragraph-rsid="00025d85"/>
    </style:style>
    <style:style style:name="P9" style:family="paragraph" style:parent-style-name="Text_20_body">
      <style:text-properties fo:language="en" fo:country="US" officeooo:rsid="0004343f" officeooo:paragraph-rsid="0004343f"/>
    </style:style>
    <style:style style:name="P10" style:family="paragraph" style:parent-style-name="Text_20_body">
      <style:text-properties officeooo:rsid="0008c069" officeooo:paragraph-rsid="00097e08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text-properties fo:language="en" fo:country="US" officeooo:paragraph-rsid="00025d85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Header">
      <style:text-properties officeooo:rsid="00025d85" officeooo:paragraph-rsid="00025d85"/>
    </style:style>
    <style:style style:name="T1" style:family="text">
      <style:text-properties officeooo:rsid="00025d85"/>
    </style:style>
    <style:style style:name="T2" style:family="text">
      <style:text-properties officeooo:rsid="0004343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8c069"/>
    </style:style>
    <style:style style:name="T5" style:family="text">
      <style:text-properties fo:language="en" fo:country="US" officeooo:rsid="00097e08"/>
    </style:style>
    <style:style style:name="T6" style:family="text">
      <style:text-properties style:font-name="Meera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ontents:<text:line-break/></text:h>
      <text:p text:style-name="P1"><text:span text:style-name="T1">Running the game</text:span></text:p>
      <text:p text:style-name="P2"/>
      <text:p text:style-name="P2">Controls</text:p>
      <text:p text:style-name="P2"/>
      <text:p text:style-name="P3">License</text:p>
      <text:p text:style-name="P2"/>
      <text:h text:style-name="P11" text:outline-level="1">Running the game</text:h>
      <text:p text:style-name="P8">The Uninterrupted Kea Experience runs as a python script. Because of this, it requires the follow to be installed:</text:p>
      <text:p text:style-name="P4"><text:span text:style-name="T3">Python2.7 – download at </text:span><text:a xlink:type="simple" xlink:href="https://www.python.org/downloads/" text:style-name="Internet_20_link" text:visited-style-name="Visited_20_Internet_20_Link">https://www.python.org/downloads/</text:a></text:p>
      <text:p text:style-name="P4"><text:span text:style-name="T3">Pygame (latest) – download at </text:span><text:a xlink:type="simple" xlink:href="http://pygame.org/download.shtml" text:style-name="Internet_20_link" text:visited-style-name="Visited_20_Internet_20_Link">http://pygame.org/download.shtml</text:a></text:p>
      <text:p text:style-name="P8">Once these are installed, run the script “main.py” in the root game directory.</text:p>
      <text:p text:style-name="P8">In Linux:</text:p>
      <text:p text:style-name="P8"><text:tab/>Open your terminal emulator in the game folder.</text:p>
      <text:p text:style-name="P8"><text:tab/>Type the following command</text:p>
      <text:p text:style-name="P5"><text:tab/><text:span text:style-name="T2">$ python2 main.py</text:span></text:p>
      <text:p text:style-name="P9"><text:tab/>Note: In some file managers you can right click main.py &gt; open with custom command, set <text:tab/>the command to 'python2'</text:p>
      <text:p text:style-name="P9">In Windows:</text:p>
      <text:p text:style-name="P9"><text:tab/>Open the command prompt</text:p>
      <text:p text:style-name="P9"><text:tab/>Find where the python executable is stored.</text:p>
      <text:p text:style-name="P9"><text:tab/>Type:</text:p>
      <text:p text:style-name="P6"><text:span text:style-name="T3"><text:tab/></text:span><text:span text:style-name="T6">&lt;path/to/python/exe&gt; &lt;path/to/main.py&gt;</text:span></text:p>
      <text:h text:style-name="P13" text:outline-level="1"><text:span text:style-name="T3"/></text:h>
      <text:h text:style-name="P14" text:outline-level="1"><text:span text:style-name="T3">Controls</text:span></text:h>
      <text:h text:style-name="Heading_20_9" text:outline-level="9"><text:span text:style-name="T3">Movement</text:span></text:h>
      <text:p text:style-name="P6"><text:span text:style-name="T3">Left: a key</text:span></text:p>
      <text:p text:style-name="P6"><text:span text:style-name="T3">Right: d key</text:span></text:p>
      <text:p text:style-name="P6"><text:span text:style-name="T3">Jump: w key</text:span></text:p>
      <text:h text:style-name="Heading_20_9" text:outline-level="9"><text:span text:style-name="T3">Flight</text:span></text:h>
      <text:p text:style-name="P6"><text:span text:style-name="T3">Enable flight mode: Hold right click.</text:span></text:p>
      <text:p text:style-name="P6"><text:span text:style-name="T3">Increase altitude: w key</text:span></text:p>
      <text:p text:style-name="P6"><text:span text:style-name="T3">Decrease altitude: Happens automatically under gravity</text:span></text:p>
      <text:h text:style-name="Heading_20_9" text:outline-level="9"><text:span text:style-name="T3">Attacks</text:span></text:h>
      <text:p text:style-name="P6"><text:span text:style-name="T3">Switch attacks</text:span></text:p>
      <text:p text:style-name="P6"><text:span text:style-name="T3"><text:tab/>Peck attack: 1</text:span></text:p>
      <text:p text:style-name="P6"><text:span text:style-name="T3"><text:tab/>Grab attack: 2</text:span></text:p>
      <text:p text:style-name="P6"><text:span text:style-name="T3"><text:tab/><text:tab/>This is an indirect attack. It is used to pick up rocks, and drop them. Without rocks, it <text:tab/><text:tab/>is useless.</text:span></text:p>
      <text:p text:style-name="P7"><text:span text:style-name="T3">Do attack: Left click</text:span></text:p>
      <text:p text:style-name="P7"><text:span text:style-name="T3"><text:tab/>This will preform whatever attack is selected. </text:span><text:span text:style-name="T4">It will also drop the rock, if you are already <text:tab/>carrying it.</text:span></text:p>
      <text:h text:style-name="Heading_20_1" text:outline-level="1"><text:span text:style-name="T4">L</text:span><text:span text:style-name="T3">icense</text:span></text:h>
      <text:p text:style-name="Text_20_body"><text:span text:style-name="T3"/></text:p>
      <text:p text:style-name="P10"><text:span text:style-name="T5">The struggle of a Kea to become the best in society of feral animals, in the aftermath of humanities downfall. Made for pyweek. </text:span><text:span text:style-name="T3">Copyright (C) </text:span><text:span text:style-name="T5">2016</text:span><text:span text:style-name="T3"> </text:span><text:span text:style-name="T5">6BitSky</text:span></text:p>
      <text:p text:style-name="P10"><text:span text:style-name="T3">This program is free software: you can redistribute it and/or modify it under the terms of the GNU General Public License as published by the Free Software Foundation, either version 3 of the License, or any later version. This program is distributed in the hope that it will be useful, but WITHOUT ANY WARRANTY; without even the implied warranty of MERCHANTABILITY or FITNESS FOR A PARTICULAR PURPOSE. See the GNU General Public License for more details. You should have received a copy of the GNU General Public License along with this program. If not, see </text:span><text:a xlink:type="simple" xlink:href="http://www.gnu.org/licenses/" text:style-name="Internet_20_link" text:visited-style-name="Visited_20_Internet_20_Link">http://www.gnu.org/licenses/</text:a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5d85" officeooo:paragraph-rsid="00025d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 Uninterrupted Kea Experience Instuctio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5:38:34.660649553</meta:creation-date>
    <dc:date>2016-03-05T16:18:06.236557077</dc:date>
    <meta:editing-duration>PT6M5S</meta:editing-duration>
    <meta:editing-cycles>5</meta:editing-cycles>
    <meta:generator>LibreOffice/4.4.6.3$Linux_X86_64 LibreOffice_project/40m0$Build-3</meta:generator>
    <meta:document-statistic meta:table-count="0" meta:image-count="0" meta:object-count="0" meta:page-count="2" meta:paragraph-count="39" meta:word-count="312" meta:character-count="1956" meta:non-whitespace-character-count="1663"/>
  </office:meta>
</office:document-meta>
</file>